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ghp_dZwW55StZZYhUAaAYRZsK51jzpWUrr3q8cK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5:25:39.109507798</meta:creation-date>
    <dc:date>2022-01-07T15:29:11.990116173</dc:date>
    <meta:editing-duration>PT3M3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0.7.3$Linux_X86_64 LibreOffice_project/00m0$Build-3</meta:generator>
  </office:meta>
</office:document-meta>
</file>